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91.32mm" svg:y="11.03mm">
            <loext:p draw:notify-on-update-of-ranges="Sheet1.C24:Sheet1.C30 Sheet1.D24:Sheet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IT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.85" calcext:value-type="float">
            <text:p>48.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.24" calcext:value-type="float">
            <text:p>48.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.311" calcext:value-type="float">
            <text:p>19.3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22" calcext:value-type="float">
            <text:p>20.22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2.7" calcext:value-type="float">
            <text:p>3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0:27:46.406145978</meta:creation-date>
    <dc:date>2017-09-24T23:21:30.816669298</dc:date>
    <meta:editing-duration>PT2M23S</meta:editing-duration>
    <meta:editing-cycles>1</meta:editing-cycles>
    <meta:document-statistic meta:table-count="1" meta:cell-count="82" meta:object-count="1"/>
    <meta:generator>LibreOffice/5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41cm" svg:y="0.316cm" chart:style-name="ch2">
          <text:p>Page Load Time vs No. of Objects (constant threads)</text:p>
        </chart:title>
        <chart:plot-area chart:style-name="ch3" table:cell-range-address="Sheet1.C24:Sheet1.D30" svg:x="1.292cm" svg:y="1.269cm" svg:width="14.388cm" svg:height="6.609cm">
          <chartooo:coordinate-region svg:x="2.242cm" svg:y="1.463cm" svg:width="13.335cm" svg:height="5.778cm"/>
          <chart:axis chart:dimension="x" chart:name="primary-x" chart:style-name="ch4">
            <chart:title svg:x="6.625cm" svg:y="8.059cm" chart:style-name="ch5">
              <text:p>No. of Objects Per Thread</text:p>
            </chart:title>
          </chart:axis>
          <chart:axis chart:dimension="y" chart:name="primary-y" chart:style-name="ch4">
            <chart:title svg:x="0.451cm" svg:y="5.744cm" chart:style-name="ch6">
              <text:p>Page Load Time</text:p>
            </chart:title>
            <chart:grid chart:style-name="ch7" chart:class="major"/>
          </chart:axis>
          <chart:series chart:style-name="ch8" chart:values-cell-range-address="Sheet1.D24:Sheet1.D30" chart:class="chart:scatter">
            <chart:domain table:cell-range-address="Sheet1.C24:Sheet1.C3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C24:Sheet1.C30</svg:desc>
                </draw:g>
              </table:table-cell>
              <table:table-cell office:value-type="float" office:value="32.2">
                <text:p>32.2</text:p>
                <draw:g>
                  <svg:desc>Sheet1.D24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2.7">
                <text:p>3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